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1E175CB517B8AA2A653.png" manifest:media-type="image/png"/>
  <manifest:file-entry manifest:full-path="Pictures/10000201000002AE0000015EFCFD5498B592F042.png" manifest:media-type="image/png"/>
  <manifest:file-entry manifest:full-path="Pictures/100002010000050600000291D9BCA386AF71D21B.png" manifest:media-type="image/png"/>
  <manifest:file-entry manifest:full-path="Pictures/10000201000004AD0000027820CE3EFD2E2599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1fb" officeooo:paragraph-rsid="000ea1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 LAB TASK 2</text:p>
      <text:p text:style-name="P1">MEER MURTAZA (P18-0145):</text:p>
      <text:p text:style-name="P1"/>
      <text:p text:style-name="P1"/>
      <text:p text:style-name="P1"><draw:frame draw:style-name="fr1" draw:name="Image1" text:anchor-type="paragraph" svg:width="6.9252in" svg:height="3.5374in" draw:z-index="0"><draw:image xlink:href="Pictures/100002010000050600000291D9BCA386AF71D21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9252in" svg:height="3.6563in" draw:z-index="1"><draw:image xlink:href="Pictures/10000201000004AD0000027820CE3EFD2E25999E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draw:frame draw:style-name="fr2" draw:name="Image3" text:anchor-type="paragraph" svg:width="6.052in" svg:height="5.0102in" draw:z-index="2"><draw:image xlink:href="Pictures/1000020100000245000001E175CB517B8AA2A653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4" text:anchor-type="paragraph" svg:width="6.9252in" svg:height="3.5327in" draw:z-index="3"><draw:image xlink:href="Pictures/10000201000002AE0000015EFCFD5498B592F0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8T10:43:02.492388594</meta:creation-date>
    <dc:date>2022-05-28T10:58:54.492877133</dc:date>
    <meta:editing-duration>PT5M41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2" meta:word-count="7" meta:character-count="37" meta:non-whitespace-character-count="32"/>
  </office:meta>
</office:document-meta>
</file>